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>
      <style:text-properties officeooo:rsid="00122cb7" officeooo:paragraph-rsid="00122cb7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>
      <style:paragraph-properties fo:margin-top="0in" fo:margin-bottom="0in" style:contextual-spacing="false"/>
      <style:text-properties officeooo:paragraph-rsid="00122cb7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fo:font-weight="normal" officeooo:rsid="00122cb7" style:font-weight-asian="normal" style:font-weight-complex="normal"/>
    </style:style>
    <style:style style:name="T2" style:family="text">
      <style:text-properties fo:font-weight="normal" officeooo:rsid="00153c1c" style:font-weight-asian="normal" style:font-weight-complex="normal"/>
    </style:style>
    <style:style style:name="T3" style:family="text">
      <style:text-properties fo:font-weight="normal" officeooo:rsid="0015ba3e" style:font-weight-asian="normal" style:font-weight-complex="normal"/>
    </style:style>
    <style:style style:name="T4" style:family="text">
      <style:text-properties officeooo:rsid="00122cb7"/>
    </style:style>
    <style:style style:name="T5" style:family="text">
      <style:text-properties officeooo:rsid="00134917"/>
    </style:style>
    <style:style style:name="T6" style:family="text">
      <style:text-properties fo:font-weight="bold" officeooo:rsid="00153c1c" style:font-weight-asian="bold" style:font-weight-complex="bold"/>
    </style:style>
    <style:style style:name="T7" style:family="text">
      <style:text-properties fo:font-weight="bold" officeooo:rsid="0015ba3e" style:font-weight-asian="bold" style:font-weight-complex="bold"/>
    </style:style>
    <style:style style:name="T8" style:family="text">
      <style:text-properties officeooo:rsid="00153c1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Contrato de Servicios</text:span></text:p>
      <text:p text:style-name="Text_20_body"><text:span text:style-name="Strong_20_Emphasis">Proyecto:</text:span> Desarrollo de Programa de automatización de respuestas en una página web.</text:p>
      <text:p text:style-name="Text_20_body"><text:span text:style-name="Strong_20_Emphasis">Cliente:</text:span> Daniela Rochina<text:tab/><text:tab/><text:tab/><text:span text:style-name="T6">CI: </text:span><text:span text:style-name="T3">1718540782</text:span></text:p>
      <text:p text:style-name="Text_20_body"><text:span text:style-name="Strong_20_Emphasis">Proveedor:</text:span> Mario Damián Andrango <text:tab/><text:span text:style-name="T6">CI: </text:span><text:span text:style-name="T2">1752772283</text:span></text:p>
      <text:p text:style-name="Text_20_body"><text:span text:style-name="Strong_20_Emphasis">Alcance del Trabajo:</text:span></text:p>
      <text:list xml:id="list2591612605" text:style-name="L1">
        <text:list-item>
          <text:p text:style-name="P1"><text:span text:style-name="Strong_20_Emphasis">Desarrollo del Programa:</text:span></text:p>
          <text:list>
            <text:list-item>
              <text:p text:style-name="P1">Estimación de 24 horas. La tarifa por hora será ajustada para alinear el costo total del desarrollo a $120.</text:p>
            </text:list-item>
          </text:list>
        </text:list-item>
        <text:list-item>
          <text:p text:style-name="P1"><text:span text:style-name="Strong_20_Emphasis">Tipeado de Datos:</text:span></text:p>
          <text:list>
            <text:list-item>
              <text:p text:style-name="P1">Estimación de <text:span text:style-name="T4">32</text:span> horas a una tarifa ajustada de $2.5/hora (Solo para el archivo 3B. Los otros archivos tienen cantidades similares de hojas y preguntas, por lo que se analizará el cobro del tipeado de los otros archivos).</text:p>
            </text:list-item>
          </text:list>
        </text:list-item>
        <text:list-item>
          <text:p text:style-name="P1"><text:span text:style-name="Strong_20_Emphasis">Licencia de Uso:</text:span></text:p>
          <text:list>
            <text:list-item>
              <text:p text:style-name="P1">El programa se licenciará para su uso con múltiples usuarios. El proveedor retiene el derecho a modificar el código para otros programas <text:span text:style-name="T4">bajo otros objetivos</text:span>.</text:p>
            </text:list-item>
          </text:list>
        </text:list-item>
        <text:list-item>
          <text:p text:style-name="P1"><text:span text:style-name="Strong_20_Emphasis">Capacitación y Soporte:</text:span></text:p>
          <text:list>
            <text:list-item>
              <text:p text:style-name="P2">La capacitación está incluida en el valor total. Soporte técnico adicional, para otros niveles, queda por acordar bajo otra modalidad. </text:p>
            </text:list-item>
          </text:list>
        </text:list-item>
      </text:list>
      <text:p text:style-name="Text_20_body"><text:span text:style-name="Strong_20_Emphasis">Costo Total del Proyecto:</text:span></text:p>
      <text:list xml:id="list1788605238" text:style-name="L2">
        <text:list-item>
          <text:p text:style-name="P4"><text:span text:style-name="Strong_20_Emphasis">Desarrollo del Programa:</text:span> $120</text:p>
        </text:list-item>
        <text:list-item>
          <text:p text:style-name="P4"><text:span text:style-name="Strong_20_Emphasis">Tipeado de Datos:</text:span> $<text:span text:style-name="T4">8</text:span>0</text:p>
        </text:list-item>
        <text:list-item>
          <text:p text:style-name="P4"><text:span text:style-name="Strong_20_Emphasis">Licencia de Uso:</text:span> Gratis</text:p>
        </text:list-item>
        <text:list-item>
          <text:p text:style-name="P3"><text:span text:style-name="Strong_20_Emphasis">Total:</text:span> $<text:span text:style-name="T4">20</text:span>0</text:p>
        </text:list-item>
      </text:list>
      <text:p text:style-name="Text_20_body"><text:span text:style-name="Strong_20_Emphasis">Estructura de Pagos:</text:span></text:p>
      <text:list xml:id="list1442987970" text:style-name="L3">
        <text:list-item>
          <text:p text:style-name="P6"><text:span text:style-name="Strong_20_Emphasis">Adelanto Inicial (40%):</text:span> $<text:span text:style-name="T4">80</text:span></text:p>
        </text:list-item>
        <text:list-item>
          <text:p text:style-name="P7"><text:span text:style-name="Strong_20_Emphasis">Pago final tras completar el tipeado de datos: </text:span><text:span text:style-name="Strong_20_Emphasis"><text:span text:style-name="T1">$60</text:span></text:span></text:p>
        </text:list-item>
        <text:list-item>
          <text:p text:style-name="P6"><text:span text:style-name="Strong_20_Emphasis">Pago tras completar la fase de desarrollo del programa:</text:span> $<text:span text:style-name="T4">60</text:span></text:p>
          <text:p text:style-name="P5"/>
        </text:list-item>
      </text:list>
      <text:p text:style-name="Text_20_body"><text:span text:style-name="Strong_20_Emphasis">Términos y Condiciones:</text:span></text:p>
      <text:list xml:id="list201773666" text:style-name="L4">
        <text:list-item>
          <text:p text:style-name="P9">Las estimaciones de tiempo son aproximadas y pueden variar.</text:p>
        </text:list-item>
        <text:list-item>
          <text:p text:style-name="P9">El cliente será informado regularmente sobre el progreso del proyecto.</text:p>
        </text:list-item>
        <text:list-item>
          <text:p text:style-name="P9">Cualquier cambio en el alcance del trabajo será discutido y acordado mutuamente antes de su implementación.</text:p>
        </text:list-item>
        <text:list-item>
          <text:p text:style-name="P8">El proveedor retiene el derecho a modificar el código del programa para crear otros programas, <text:span text:style-name="T5">bajo otros requerimentos y no exactamente en este dominio</text:span>.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Firma del Cliente:</text:span> ______________________</text:p>
      <text:p text:style-name="Text_20_body"><text:span text:style-name="Strong_20_Emphasis">Firma del Proveedor:</text:span> 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0:18:54.881231257</meta:creation-date>
    <dc:date>2024-07-03T10:15:38.835697706</dc:date>
    <meta:editing-duration>PT11M1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276" meta:character-count="1701" meta:non-whitespace-character-count="1469"/>
  </office:meta>
</office:document-meta>
</file>